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B606CCA41469AA2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f" svg:font-family="Sans-seriff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3ffbb" officeooo:paragraph-rsid="0013ffbb"/>
    </style:style>
    <style:style style:name="P2" style:family="paragraph" style:parent-style-name="Standard">
      <style:paragraph-properties fo:text-align="end" style:justify-single-word="false" fo:break-before="page"/>
      <style:text-properties style:font-name="Sans-seriff" fo:font-size="18pt" fo:font-style="italic" style:text-underline-style="none" fo:font-weight="bold" officeooo:rsid="0012c3ca" officeooo:paragraph-rsid="0012c3ca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Sans-seriff" fo:font-size="16pt" fo:font-style="italic" style:text-underline-style="none" fo:font-weight="bold" officeooo:rsid="0012c3ca" officeooo:paragraph-rsid="0012c3ca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Sans-seriff" fo:font-size="16pt" fo:font-style="italic" style:text-underline-style="none" fo:font-weight="normal" officeooo:rsid="001738dc" officeooo:paragraph-rsid="001738dc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f" fo:font-size="16pt" style:text-underline-style="solid" style:text-underline-width="auto" style:text-underline-color="font-color" fo:font-weight="bold" officeooo:rsid="0012c3ca" officeooo:paragraph-rsid="0012c3ca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Sans-seriff" fo:font-size="16pt" style:text-underline-style="none" fo:font-weight="bold" officeooo:rsid="0012c3ca" officeooo:paragraph-rsid="0012c3ca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Sans-seriff" fo:font-size="16pt" style:text-underline-style="none" fo:font-weight="bold" officeooo:rsid="0012c3ca" officeooo:paragraph-rsid="0012c3c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3735a" officeooo:paragraph-rsid="0016045f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045f" officeooo:paragraph-rsid="0016045f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9ab8" officeooo:paragraph-rsid="00169ab8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9ab8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738dc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1fd1ad" officeooo:paragraph-rsid="001fd1a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color="#2a6099" loext:opacity="100%" style:font-name="Sans-seriff" fo:font-size="20pt" fo:font-style="normal" style:text-underline-style="none" fo:font-weight="bold" officeooo:rsid="0040d7da" officeooo:paragraph-rsid="0040d7da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color="#2a6099" loext:opacity="100%" style:font-name="Sans-seriff" fo:font-size="20pt" fo:font-style="normal" style:text-underline-style="none" fo:font-weight="bold" officeooo:rsid="0042d0fa" officeooo:paragraph-rsid="0042d0fa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2cd17d" officeooo:paragraph-rsid="002cd17d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0d7da" officeooo:paragraph-rsid="0040d7da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2d0fa" officeooo:paragraph-rsid="0042d0fa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3d0f2" officeooo:paragraph-rsid="0043d0f2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85e68" officeooo:paragraph-rsid="00485e68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b839a" officeooo:paragraph-rsid="004b839a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f1634" officeooo:paragraph-rsid="004f1634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567e7b" officeooo:paragraph-rsid="00567e7b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2c98b" officeooo:paragraph-rsid="0022c98b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e6882" officeooo:paragraph-rsid="002e6882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f5bb5" officeooo:paragraph-rsid="002f5bb5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f5bb5" officeooo:paragraph-rsid="002e6882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33594f" officeooo:paragraph-rsid="002f5bb5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482c7d" officeooo:paragraph-rsid="00482c7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Sans-seriff" fo:font-size="16pt" fo:font-style="normal" style:text-underline-style="none" fo:font-weight="normal" officeooo:rsid="00366fef" officeooo:paragraph-rsid="00366fef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Footer">
      <style:paragraph-properties fo:text-align="end" style:justify-single-word="false"/>
      <style:text-properties officeooo:rsid="0013ffbb" officeooo:paragraph-rsid="0013ffbb"/>
    </style:style>
    <style:style style:name="P34" style:family="paragraph" style:parent-style-name="Header">
      <style:paragraph-properties fo:text-align="center" style:justify-single-word="false"/>
      <style:text-properties fo:color="#2a6099" loext:opacity="100%" officeooo:rsid="005f3782" officeooo:paragraph-rsid="005f3782"/>
    </style:style>
    <style:style style:name="P35" style:family="paragraph" style:parent-style-name="Header">
      <style:paragraph-properties fo:text-align="center" style:justify-single-word="false"/>
      <style:text-properties fo:color="#2a6099" loext:opacity="100%" officeooo:rsid="005f3782" officeooo:paragraph-rsid="0060dc03"/>
    </style:style>
    <style:style style:name="P36" style:family="paragraph" style:parent-style-name="Header">
      <style:paragraph-properties fo:text-align="center" style:justify-single-word="false"/>
      <style:text-properties fo:color="#2a6099" loext:opacity="100%" style:text-underline-style="none" officeooo:rsid="005f3782" officeooo:paragraph-rsid="0060dc03"/>
    </style:style>
    <style:style style:name="P37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0d7da" officeooo:paragraph-rsid="002cd17d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2cd17d" officeooo:paragraph-rsid="002cd17d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Sans-seriff" fo:font-size="18pt" style:text-underline-style="solid" style:text-underline-width="auto" style:text-underline-color="font-color" fo:font-weight="bold" officeooo:rsid="0012c3ca" officeooo:paragraph-rsid="0012c3ca" style:font-size-asian="15.75pt" style:font-weight-asian="bold" style:font-size-complex="18pt" style:font-weight-complex="bold"/>
    </style:style>
    <style:style style:name="T1" style:family="text">
      <style:text-properties officeooo:rsid="00169ab8"/>
    </style:style>
    <style:style style:name="T2" style:family="text">
      <style:text-properties officeooo:rsid="001738dc"/>
    </style:style>
    <style:style style:name="T3" style:family="text">
      <style:text-properties officeooo:rsid="00272add"/>
    </style:style>
    <style:style style:name="T4" style:family="text">
      <style:text-properties officeooo:rsid="002f5bb5"/>
    </style:style>
    <style:style style:name="T5" style:family="text">
      <style:text-properties officeooo:rsid="0033594f"/>
    </style:style>
    <style:style style:name="T6" style:family="text">
      <style:text-properties officeooo:rsid="00482c7d"/>
    </style:style>
    <style:style style:name="T7" style:family="text">
      <style:text-properties officeooo:rsid="00485e68"/>
    </style:style>
    <style:style style:name="T8" style:family="text">
      <style:text-properties officeooo:rsid="005f3782"/>
    </style:style>
    <style:style style:name="T9" style:family="text">
      <style:text-properties fo:color="#000000" loext:opacity="100%" fo:font-size="16pt" fo:font-weight="normal" officeooo:rsid="005f3782" style:font-size-asian="14pt" style:font-weight-asian="normal" style:font-size-complex="16pt" style:font-weight-complex="normal"/>
    </style:style>
    <style:style style:name="T10" style:family="text">
      <style:text-properties fo:color="#000000" loext:opacity="100%" fo:font-size="16pt" fo:font-weight="normal" officeooo:rsid="0061d827" style:font-size-asian="14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genda</text:p>
      <text:p text:style-name="P5"/>
      <text:p text:style-name="P6">Tomás Rodríguez-Mata Suárez</text:p>
      <text:p text:style-name="P6">Proyecto Fin de Grado – Junio 2022</text:p>
      <text:p text:style-name="P6">Desarrollo de Aplicaciones Multiplataforma</text:p>
      <text:p text:style-name="P6">CETYS – Universidad Francisco de Vitoria</text:p>
      <text:p text:style-name="P6"/>
      <text:p text:style-name="P5"/>
      <text:p text:style-name="P7"/>
      <text:p text:style-name="P2">Agradecimientos:</text:p>
      <text:p text:style-name="P3"/>
      <text:p text:style-name="P8">Agradezco de corazón, la labor de todos los docentes</text:p>
      <text:p text:style-name="P8"><text:s/>espectaculares que nos han enseñado durante estos dos</text:p>
      <text:p text:style-name="P9">años, en especial a Carmen por su metodología,</text:p>
      <text:p text:style-name="P9">a Inmaculada por su dedicación, a ‘Nico’ por su paciencia,</text:p>
      <text:p text:style-name="P9">y a Jorge, por darme ganas de apre<text:span text:style-name="T1">nder cada día más.</text:span></text:p>
      <text:p text:style-name="P9"/>
      <text:p text:style-name="P10">Agradecer también a mis compañeros de clase, en</text:p>
      <text:p text:style-name="P10">especial a Juan Pablo, Puertas, Helios, Adrián, Mulay, </text:p>
      <text:p text:style-name="P10">Alberto, Kike y Gustavo por hacer cada día más divertido.</text:p>
      <text:p text:style-name="P11">Pero sobre todo <text:span text:style-name="T2">a mi amigo Pablo, por guiarme y </text:span></text:p>
      <text:p text:style-name="P12">aguantarme en todo lo relacionado a la programación.</text:p>
      <text:p text:style-name="P11"/>
      <text:p text:style-name="P12">Gracias a todos por haberme ayudado a encontrar</text:p>
      <text:p text:style-name="P12">mi camino y otorgarme la confianza y la motivación</text:p>
      <text:p text:style-name="P12">que necesitaba desde hace tiempo. Muchas gracias.</text:p>
      <text:p text:style-name="P12"/>
      <text:p text:style-name="P12"/>
      <text:p text:style-name="P12"/>
      <text:p text:style-name="P12"/>
      <text:p text:style-name="P12"/>
      <text:p text:style-name="P12">Tomás Rodríguez-Mata Suárez</text:p>
      <text:p text:style-name="P12"/>
      <text:p text:style-name="P12">Junio 2022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“Sin vosotros no hubiese sido posible” </text:p>
      <text:p text:style-name="P13"><text:soft-page-break/>Índice</text:p>
      <text:p text:style-name="P13"/>
      <text:p text:style-name="P26">1.<text:tab/>Acerca del proyecto ………..….………………………………...</text:p>
      <text:p text:style-name="P26"><text:tab/>1.1.<text:tab/>Origen de la idea ……………………………………………..</text:p>
      <text:p text:style-name="P26"><text:tab/>1.2.<text:tab/>Evolución de la idea ………………………………………...</text:p>
      <text:p text:style-name="P26"><text:tab/>1.3.<text:tab/><text:span text:style-name="T3">Futuro del proyecto ………………………………………….</text:span></text:p>
      <text:p text:style-name="P27">2.<text:tab/>Desarrollo del proyecto ………………………………………….</text:p>
      <text:p text:style-name="P27"><text:tab/>2.1.<text:tab/>Diseño de la base de datos ………………………………</text:p>
      <text:p text:style-name="P27"><text:tab/>2.2.<text:tab/>Diseño de la interfaz ……………………………………….</text:p>
      <text:p text:style-name="P27">3.<text:tab/>Tecnologías utilizadas……………………………………….</text:p>
      <text:p text:style-name="P27"><text:tab/>3.1.<text:tab/><text:span text:style-name="T4">Frameworks empleados ………………………………….</text:span></text:p>
      <text:p text:style-name="P27"><text:tab/><text:span text:style-name="T4">3.2.<text:tab/>Lenguajes empleados …………………………………….</text:span></text:p>
      <text:p text:style-name="P29"><text:tab/>3.3.<text:tab/>Entorno de desarrollo (IDE) …………………………….</text:p>
      <text:p text:style-name="P29"><text:tab/>3.4.<text:tab/>Otros programas ……………………………………………</text:p>
      <text:p text:style-name="P28">4.<text:tab/>Guía de uso …………………………………………………………</text:p>
      <text:p text:style-name="P28"><text:tab/>4.1.<text:tab/>Login y Signup ………………………………………………</text:p>
      <text:p text:style-name="P28"><text:tab/>4.2.<text:tab/>Sección de Tareas ………………………………………..</text:p>
      <text:p text:style-name="P28"><text:span text:style-name="T6"><text:tab/><text:tab/>4.2.1.<text:tab/>Vistas </text:span><text:span text:style-name="T7">de tareas </text:span><text:span text:style-name="T6">……………………………...</text:span></text:p>
      <text:p text:style-name="P31"><text:tab/><text:tab/>4.2.2.<text:tab/>Crear tarea …………………………………….</text:p>
      <text:p text:style-name="P31"><text:tab/><text:tab/>4.2.3.<text:tab/>Consulta de tareas ………………………...</text:p>
      <text:p text:style-name="P28"><text:tab/>4.3.<text:tab/>Sección de Categorias …………………………………..</text:p>
      <text:p text:style-name="P31"><text:tab/><text:tab/>4.3.1.<text:tab/>Crear categoría ……………………………….</text:p>
      <text:p text:style-name="P31"><text:tab/><text:tab/>4.3.2.<text:tab/>Consulta de categorías …………………..</text:p>
      <text:p text:style-name="P28">5.<text:tab/>Metodología y Diseño previo …………………………………..</text:p>
      <text:p text:style-name="P28"><text:tab/>5.1.<text:tab/><text:span text:style-name="T5">Agile Methodology ………………………………………….</text:span></text:p>
      <text:p text:style-name="P30"><text:tab/>5.2.<text:tab/>GitHub ……………………………………………………..</text:p>
      <text:p text:style-name="P30"><text:tab/>5.3.<text:tab/>Milestones y organización ………………………………</text:p>
      <text:p text:style-name="P28"><text:tab/><text:span text:style-name="T5">5.4.<text:tab/>Bocetos de diseño ………………………………………….</text:span></text:p>
      <text:p text:style-name="P16">1.<text:tab/>Acerca del Proyecto</text:p>
      <text:p text:style-name="P17"/>
      <text:p text:style-name="P32">Esta aplicación web, permite gestionar y crear tareas <text:span text:style-name="T8">en una agenda a la cual, podemos acceder desde cualquier dispositivo con una conexión a internet activa.</text:span></text:p>
      <text:p text:style-name="P17"/>
      <text:p text:style-name="P18"><text:tab/>1.1.<text:tab/>Origen de la idea</text:p>
      <text:p text:style-name="P18"><text:tab/></text:p>
      <text:p text:style-name="P18"><text:tab/><text:span text:style-name="T9">La idea de este proyecto, surge dos años atrás ante la búsqueda de una agenda online. </text:span><text:span text:style-name="T10">Al realizar esta búsqueda de forma exhaustiva, me dí cuenta de que </text:span></text:p>
      <text:p text:style-name="P18"><text:tab/></text:p>
      <text:p text:style-name="P18"/>
      <text:p text:style-name="P37"><text:tab/>1.2.<text:tab/>Evolución de la idea</text:p>
      <text:p text:style-name="P18"/>
      <text:p text:style-name="P18"/>
      <text:p text:style-name="P37"><text:tab/>1.3.<text:tab/>Futuro del proyecto</text:p>
      <text:p text:style-name="P18"/>
      <text:p text:style-name="P18"/>
      <text:p text:style-name="P18"/>
      <text:p text:style-name="P18"/>
      <text:p text:style-name="P18"/>
      <text:p text:style-name="P14">2.<text:tab/>Desarrollo del proyecto</text:p>
      <text:p text:style-name="P19"/>
      <text:p text:style-name="P19"/>
      <text:p text:style-name="P19"><text:tab/>2.1.<text:tab/>Diseño de la Base de Datos</text:p>
      <text:p text:style-name="P19"/>
      <text:p text:style-name="P19"/>
      <text:p text:style-name="P19"><text:tab/>2.2.<text:tab/>Diseño de la interfaz</text:p>
      <text:p text:style-name="P14">3.<text:tab/>Tecnologías utilizadas</text:p>
      <text:p text:style-name="P19"/>
      <text:p text:style-name="P19"/>
      <text:p text:style-name="P19"><text:tab/>3.1.<text:tab/>Frameworks empleados</text:p>
      <text:p text:style-name="P19"/>
      <text:p text:style-name="P19"/>
      <text:p text:style-name="P19"><text:tab/>3.2.<text:tab/>Lenguajes empleados</text:p>
      <text:p text:style-name="P19"/>
      <text:p text:style-name="P19"/>
      <text:p text:style-name="P19"><text:tab/>3.3.<text:tab/>Entorno de Desarrollo (IDE)</text:p>
      <text:p text:style-name="P19"/>
      <text:p text:style-name="P19"/>
      <text:p text:style-name="P19"><text:tab/>3.4.<text:tab/>Otros programas</text:p>
      <text:p text:style-name="P15">4.<text:tab/>Guía de uso</text:p>
      <text:p text:style-name="P20"/>
      <text:p text:style-name="P20"/>
      <text:p text:style-name="P20"><text:tab/>4.1.<text:tab/>Login y Signup</text:p>
      <text:p text:style-name="P19"/>
      <text:p text:style-name="P19"/>
      <text:p text:style-name="P21"><text:tab/>4.2.<text:tab/>Sección de tareas</text:p>
      <text:p text:style-name="P21"/>
      <text:p text:style-name="P22"><text:tab/><text:tab/>4.2.1.<text:tab/>Vistas de tareas</text:p>
      <text:p text:style-name="P22"/>
      <text:p text:style-name="P23"><text:tab/><text:tab/>4.2.2.<text:tab/>Crear tarea</text:p>
      <text:p text:style-name="P23"/>
      <text:p text:style-name="P23"><text:tab/><text:tab/>4.2.3.<text:tab/>Consulta de tareas</text:p>
      <text:p text:style-name="P21"/>
      <text:p text:style-name="P21"/>
      <text:p text:style-name="P21"><text:tab/>4.3.<text:tab/>Sección de Categorias</text:p>
      <text:p text:style-name="P21"/>
      <text:p text:style-name="P21"/>
      <text:p text:style-name="P24"><text:tab/><text:tab/>4.3.1.<text:tab/>Crear categorías</text:p>
      <text:p text:style-name="P24"/>
      <text:p text:style-name="P24"/>
      <text:p text:style-name="P24"><text:tab/><text:tab/>4.3.2.<text:tab/>Consulta de categorías</text:p>
      <text:p text:style-name="P24"/>
      <text:p text:style-name="P25"><text:soft-page-break/>5.<text:tab/>Metodología y Diseño previo</text:p>
      <text:p text:style-name="P19"/>
      <text:p text:style-name="P19"><text:tab/></text:p>
      <text:p text:style-name="P25"><text:tab/>5.1.<text:tab/>Agile Methodology</text:p>
      <text:p text:style-name="P25"/>
      <text:p text:style-name="P25"/>
      <text:p text:style-name="P25"><text:tab/>5.2.<text:tab/>GitHub</text:p>
      <text:p text:style-name="P25"/>
      <text:p text:style-name="P25"><text:tab/>5.3.<text:tab/>Milestones <text:s/>y organización</text:p>
      <text:p text:style-name="P25"/>
      <text:p text:style-name="P25"/>
      <text:p text:style-name="P25"><text:tab/>5.4.<text:tab/>Bocetos de diseñ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f" svg:font-family="Sans-seriff" style:font-family-generic="swiss"/>
  </office:font-face-decls>
  <office:styles>
    <draw:fill-image draw:name="cetys" xlink:href="Pictures/10000000000000E1000000E1B606CCA41469AA2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2a6099" loext:opacity="100%" officeooo:rsid="005f3782" officeooo:paragraph-rsid="005f3782"/>
    </style:style>
    <style:style style:name="MP2" style:family="paragraph" style:parent-style-name="Header">
      <style:paragraph-properties fo:text-align="center" style:justify-single-word="false"/>
      <style:text-properties fo:color="#2a6099" loext:opacity="100%" officeooo:rsid="005f3782" officeooo:paragraph-rsid="0060dc03"/>
    </style:style>
    <style:style style:name="MP3" style:family="paragraph" style:parent-style-name="Header">
      <style:paragraph-properties fo:text-align="center" style:justify-single-word="false"/>
      <style:text-properties fo:color="#2a6099" loext:opacity="100%" style:text-underline-style="none" officeooo:rsid="005f3782" officeooo:paragraph-rsid="0060dc03"/>
    </style:style>
    <style:style style:name="MP4" style:family="paragraph" style:parent-style-name="Footer">
      <style:paragraph-properties fo:text-align="end" style:justify-single-word="false"/>
      <style:text-properties officeooo:rsid="0013ffbb" officeooo:paragraph-rsid="0013ff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99cm" fo:margin-left="0cm" fo:margin-right="0cm" fo:margin-bottom="0.499cm" style:dynamic-spacing="false" draw:fill="bitmap" draw:fill-image-name="cetys" draw:fill-image-width="2.2cm" draw:fill-image-height="2.2cm" style:repeat="no-repeat" draw:fill-image-ref-point-x="0%" draw:fill-image-ref-point-y="0%" draw:fill-image-ref-point="top-right" draw:tile-repeat-offset="0% vertical">
          <style:background-image xlink:href="Pictures/10000000000000E1000000E1B606CCA41469AA2C.png" xlink:type="simple" xlink:actuate="onLoad" style:position="top right" style:repeat="no-repeat"/>
        </style:header-footer-properties>
      </style:header-style>
      <style:footer-style>
        <style:header-footer-properties fo:min-height="1.699cm" fo:margin-left="0.199cm" fo:margin-right="0.199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omás Rodríguez-Mata Suárez</text:p>
        <text:p text:style-name="MP1">AGENDA</text:p>
      </style:header>
      <style:header-first>
        <text:p text:style-name="MP2">Tomás Rodríguez-Mata Suárez</text:p>
        <text:p text:style-name="MP3">AGENDA</text:p>
      </style:header-first>
      <style:footer>
        <text:p text:style-name="MP4"><text:page-number text:select-page="current">8</text:page-number></text:p>
      </style:footer>
      <style:footer-first>
        <text:p text:style-name="MP4"><text:page-number text:select-page="current">2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3:25:44.436000000</meta:creation-date>
    <dc:date>2022-06-04T14:46:02.417000000</dc:date>
    <meta:editing-duration>PT6H42M46S</meta:editing-duration>
    <meta:editing-cycles>24</meta:editing-cycles>
    <meta:generator>LibreOffice/7.3.2.2$Windows_X86_64 LibreOffice_project/49f2b1bff42cfccbd8f788c8dc32c1c309559be0</meta:generator>
    <meta:document-statistic meta:table-count="0" meta:image-count="0" meta:object-count="0" meta:page-count="8" meta:paragraph-count="89" meta:word-count="445" meta:character-count="3053" meta:non-whitespace-character-count="2630"/>
  </office:meta>
</office:document-meta>
</file>